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2">
      <style:text-properties officeooo:paragraph-rsid="002152f3"/>
    </style:style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T1" style:family="text">
      <style:text-properties officeooo:rsid="001d42ee"/>
    </style:style>
    <style:style style:name="T2" style:family="text">
      <style:text-properties officeooo:rsid="001e077b"/>
    </style:style>
    <style:style style:name="T3" style:family="text">
      <style:text-properties officeooo:rsid="001e3f10"/>
    </style:style>
    <style:style style:name="T4" style:family="text">
      <style:text-properties officeooo:rsid="001f8bf0"/>
    </style:style>
    <style:style style:name="T5" style:family="text">
      <style:text-properties officeooo:rsid="002024f4"/>
    </style:style>
    <style:style style:name="T6" style:family="text">
      <style:text-properties officeooo:rsid="002152f3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oster with covid rules</text:p>
      <text:list xml:id="list2425622181" text:style-name="L1">
        <text:list-item>
          <text:p text:style-name="P2">keep <text:span text:style-name="T5">1.5 meters </text:span>distance, where <text:span text:style-name="T5">this rule is </text:span>valid, illustration <text:span text:style-name="T5">of it</text:span></text:p>
        </text:list-item>
        <text:list-item>
          <text:p text:style-name="P2"><text:span text:style-name="T1">c</text:span>omponents:</text:p>
          <text:list>
            <text:list-item>
              <text:p text:style-name="P2">provision of information: explanation</text:p>
            </text:list-item>
            <text:list-item>
              <text:p text:style-name="P2">damage limitation: distancing is imperative</text:p>
            </text:list-item>
          </text:list>
        </text:list-item>
      </text:list>
      <text:p text:style-name="Standard"/>
      <text:p text:style-name="P1">press conference</text:p>
      <text:list xml:id="list2627939525" text:style-name="L2">
        <text:list-item>
          <text:p text:style-name="P3">lot of matter of fact information (predominantly provision)</text:p>
        </text:list-item>
        <text:list-item>
          <text:p text:style-name="P3">instructions, e.g. vaccinations encouragement (damage limitation)</text:p>
        </text:list-item>
        <text:list-item>
          <text:p text:style-name="P3">explanation and long term strategy in simple language, emotion control (sense-making)</text:p>
        </text:list-item>
        <text:list-item>
          <text:p text:style-name="P4"><text:span text:style-name="T7">Is allowing the public to ask questions better than limiting it to the press?</text:span></text:p>
          <text:list>
            <text:list-item>
              <text:p text:style-name="P4"><text:span text:style-name="T6">not clear</text:span></text:p>
            </text:list-item>
          </text:list>
        </text:list-item>
        <text:list-item>
          <text:p text:style-name="P3">difference between the first conferences and the later ones</text:p>
          <text:list>
            <text:list-item>
              <text:p text:style-name="P3">first conferences were focused on providing information and damage limitation and putting things in perspective</text:p>
            </text:list-item>
            <text:list-item>
              <text:p text:style-name="P3">currently focused more on sense-making and damage limitation because people are tired</text:p>
            </text:list-item>
          </text:list>
        </text:list-item>
      </text:list>
      <text:p text:style-name="Standard"/>
      <text:p text:style-name="P1">vaccination</text:p>
      <text:list xml:id="list1140786053" text:style-name="L3">
        <text:list-item>
          <text:p text:style-name="P5">not mandatory, encouragement <text:span text:style-name="T1">instead</text:span></text:p>
          <text:list>
            <text:list-item>
              <text:p text:style-name="P5">not clearly damage limitation (not imperative), a mix of components</text:p>
            </text:list-item>
            <text:list-item>
              <text:p text:style-name="P5">manipulation?</text:p>
            </text:list-item>
          </text:list>
        </text:list-item>
        <text:list-item>
          <text:p text:style-name="P5">anti-vaxxers</text:p>
          <text:list>
            <text:list-item>
              <text:p text:style-name="P5">good: critical thinking</text:p>
            </text:list-item>
            <text:list-item>
              <text:p text:style-name="P5">bad: spreading of false information</text:p>
            </text:list-item>
            <text:list-item>
              <text:p text:style-name="P5">caused possibly by confirmation bias (we want to read/listen to what we already believe)</text:p>
            </text:list-item>
            <text:list-item>
              <text:p text:style-name="P5">not a real discussion, polarization</text:p>
            </text:list-item>
          </text:list>
        </text:list-item>
      </text:list>
      <text:p text:style-name="Standard"/>
      <text:p text:style-name="P1">misc.</text:p>
      <text:list xml:id="list382008964" text:style-name="L4">
        <text:list-item>
          <text:p text:style-name="P6">crisis communication should be citizen-oriented</text:p>
        </text:list-item>
        <text:list-item>
          <text:p text:style-name="P6">sometimes it can be reputation management</text:p>
          <text:list>
            <text:list-item>
              <text:p text:style-name="P6">e.g. response to backlash after <text:span text:style-name="T2">relaxed </text:span>measures and rise in cases</text:p>
            </text:list-item>
            <text:list-item>
              <text:p text:style-name="P6">outside of the three principles of crisis communication</text:p>
            </text:list-item>
            <text:list-item>
              <text:p text:style-name="P6">usually blaming someone/something, protecting oneself</text:p>
            </text:list-item>
          </text:list>
        </text:list-item>
        <text:list-item>
          <text:p text:style-name="P6">risk <text:span text:style-name="T4">vs. crisis </text:span>communication</text:p>
          <text:list>
            <text:list-item>
              <text:p text:style-name="P6"><text:span text:style-name="T4">risk: </text:span>avoiding crisis, preparing for a crisis</text:p>
            </text:list-item>
            <text:list-item>
              <text:p text:style-name="P6"><text:span text:style-name="T4">crisis: </text:span>resolving the current crisis</text:p>
            </text:list-item>
          </text:list>
        </text:list-item>
        <text:list-item>
          <text:p text:style-name="P6">components of crisis communication</text:p>
          <text:list>
            <text:list-item>
              <text:p text:style-name="P6">not a theory but an approach (!)</text:p>
            </text:list-item>
          </text:list>
        </text:list-item>
      </text:list>
      <text:p text:style-name="Standard"/>
      <text:p text:style-name="P1">theory</text:p>
      <text:list xml:id="list2706537713" text:style-name="L5">
        <text:list-item>
          <text:p text:style-name="P7">provides explanation, description, prediction</text:p>
        </text:list-item>
        <text:list-item>
          <text:p text:style-name="P7">technically something which can't be disproved</text:p>
          <text:list>
            <text:list-item>
              <text:p text:style-name="P7">issue when it's not defeasible at all (some conspiracy theories, “<text:span text:style-name="T3">not even wrong”</text:span>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09:52:40.058806347</meta:creation-date>
    <dc:date>2021-09-08T10:03:15.995144034</dc:date>
    <meta:editing-duration>PT10M36S</meta:editing-duration>
    <meta:editing-cycles>6</meta:editing-cycles>
    <meta:generator>LibreOffice/7.1.5.2$Linux_X86_64 LibreOffice_project/10$Build-2</meta:generator>
    <meta:document-statistic meta:table-count="0" meta:image-count="0" meta:object-count="0" meta:page-count="1" meta:paragraph-count="38" meta:word-count="269" meta:character-count="1725" meta:non-whitespace-character-count="1527"/>
  </office:meta>
</office:document-meta>
</file>